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.9839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19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>
      <style:paragraph-properties fo:margin-left="0.9839in" fo:margin-right="0in" fo:margin-top="0in" fo:margin-bottom="0in" fo:line-height="100%" fo:text-indent="0in" style:auto-text-indent="false"/>
    </style:style>
    <style:style style:name="P21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22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23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P24" style:family="paragraph" style:parent-style-name="Default">
      <style:paragraph-properties fo:margin-left="0.9839in" fo:margin-right="0in" fo:margin-top="0in" fo:margin-bottom="0in" fo:line-height="100%" fo:text-indent="0in" style:auto-text-indent="false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5" style:family="paragraph" style:parent-style-name="Default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6" style:family="paragraph" style:parent-style-name="Default">
      <style:paragraph-properties fo:margin-left="0.9839in" fo:margin-right="0in" fo:margin-top="0in" fo:margin-bottom="0in" fo:line-height="100%" fo:text-indent="0in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30" style:family="paragraph" style:parent-style-name="Standard" style:list-style-name="L3">
      <style:paragraph-properties fo:margin-left="0.73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1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3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4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35" style:family="paragraph" style:parent-style-name="Text_20_body" style:list-style-name="WW8Num7">
      <style:paragraph-properties fo:margin-left="0.7291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0.7291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7" style:family="paragraph" style:parent-style-name="Text_20_body" style:list-style-name="WW8Num7">
      <style:paragraph-properties fo:margin-left="0.7173in" fo:margin-right="0in" fo:text-indent="0in" style:auto-text-indent="false"/>
      <style:text-properties fo:font-size="12pt" style:font-size-asian="12pt" style:font-size-complex="12pt"/>
    </style:style>
    <style:style style:name="P38" style:family="paragraph" style:parent-style-name="Text_20_body" style:list-style-name="WW8Num7">
      <style:paragraph-properties fo:margin-left="0.7173in" fo:margin-right="0in" fo:text-indent="0in" style:auto-text-indent="false"/>
    </style:style>
    <style:style style:name="P39" style:family="paragraph" style:parent-style-name="Text_20_body" style:list-style-name="WW8Num7">
      <style:paragraph-properties fo:margin-left="0.7173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1" style:family="paragraph" style:parent-style-name="Heading_20_2">
      <style:paragraph-properties fo:margin-left="0in" fo:margin-right="0in" fo:text-indent="0in" style:auto-text-indent="false"/>
    </style:style>
    <style:style style:name="P42" style:family="paragraph" style:parent-style-name="Heading_20_2" style:list-style-name="L2">
      <style:paragraph-properties fo:margin-left="0in" fo:margin-right="0in" fo:text-indent="0in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style:font-name-asian="Times New Roman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1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2" style:family="text">
      <style:text-properties style:font-name="Times New Roman" fo:language="pt" fo:country="BR" style:letter-kerning="true" style:font-name-asian="Times New Roman" style:language-asian="zh" style:country-asian="CN"/>
    </style:style>
    <style:style style:name="T13" style:family="text">
      <style:text-properties style:font-name="Times New Roman" style:font-name-asian="Times New Roman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19" style:family="text">
      <style:text-properties fo:color="#000000" style:text-line-through-style="none" style:text-underline-style="none" style:font-name-complex="Verdana"/>
    </style:style>
    <style:style style:name="T20" style:family="text">
      <style:text-properties fo:color="#000000" style:text-line-through-style="none" style:text-underline-style="none" style:font-name-asian="Verdana" style:font-name-complex="Verdana"/>
    </style:style>
    <style:style style:name="T21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22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3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4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5" style:family="text">
      <style:text-properties style:font-name-asian="Times New Roma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emória Virtual<text:line-break/>Caso de uso: CadastrarInstituição</text:p>
      <text:p text:style-name="P15"/>
      <text:h text:style-name="Heading_20_1" text:outline-level="1">Breve Descrição</text:h>
      <text:p text:style-name="P14">Esse caso de uso permite que o Admininistrador crie o cadastro de uma instituição no sistema. Uma instituição cadastrada pode possuir uma ou mais imagens associadas.</text:p>
      <text:h text:style-name="Heading_20_1" text:outline-level="1">Breve Descrição dos Atores</text:h>
      <text:p text:style-name="Standard"><text:span text:style-name="T5"><text:tab/>- Administrador (do Sistema): C</text:span><text:span text:style-name="T6">adastra, exclui e altera os dados de qualquer <text:tab/>instituição.</text:span></text:p>
      <text:h text:style-name="Heading_20_1" text:outline-level="1">Pré-condições</text:h>
      <text:p text:style-name="P14">- O usuário está logado no sistema.</text:p>
      <text:h text:style-name="Heading_20_1" text:outline-level="1">Fluxo Básico de Eventos</text:h>
      <text:list xml:id="list1758683467" text:style-name="WW8Num7">
        <text:list-header>
          <text:p text:style-name="P34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/><text:tab/>- campo “Nome da Instituição”, preenchimento obrigatório;</text:p>
                          <text:list>
                            <text:list-header>
                              <text:p text:style-name="P31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5"><text:s/><text:tab/>- campo “Localidade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1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0"><text:tab/><text:tab/>- campo “País”;</text:p>
      <text:list xml:id="list1843546290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7"><text:s/><text:tab/>- campo “CEP” no formato:(DDD)XXXXX-XXX;</text:p>
                      <text:p text:style-name="P37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8"><text:span text:style-name="T14"><text:s/><text:tab/>- campo “</text:span><text:span text:style-name="T11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2"><text:s/><text:tab/><text:tab/>- campo “Email”, com verificação de e-mail válido.</text:p>
                                              <text:p text:style-name="P32"><text:s/><text:tab/><text:tab/>- campo “URL”</text:p>
                                              <text:p text:style-name="P32"><text:s/><text:tab/><text:tab/>- campo “Identificação do Proprietário”</text:p>
                                              <text:p text:style-name="P32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<text:span text:style-name="T11"><text:tab/><text:tab/>- campo “</text:span><text:span text:style-name="T10">Coordenadas Geográficas</text:span><text:span text:style-name="T9">”</text:span></text:p>
      <text:list xml:id="list220553658" text:style-name="L1">
        <text:list-item>
          <text:list>
            <text:list-item>
              <text:list>
                <text:list-header>
                  <text:p text:style-name="P28"><text:s/><text:tab/>-Latitude<text:tab/>Campo Editável</text:p>
                  <text:p text:style-name="P28"><text:s/><text:tab/>-Longitude<text:tab/><text:span text:style-name="T12">Campo Editável</text:span></text:p>
                  <text:p text:style-name="P29"><text:s/><text:tab/>-Altitude<text:tab/>Campo Editável</text:p>
                </text:list-header>
              </text:list>
            </text:list-item>
          </text:list>
        </text:list-item>
      </text:list>
      <text:p text:style-name="P18">- campo “Tipo de Propriedade” - <text:s/>Campo em ordem alfabética, auto<text:span text:style-name="T1">- <text:tab/> <text:tab/>completável,</text:span> com a lista apresentada a seguir:</text:p>
      <text:p text:style-name="P19"><text:tab/> <text:tab/>- Pública</text:p>
      <text:p text:style-name="P19"><text:tab/><text:tab/>- Privada</text:p>
      <text:p text:style-name="P19"><text:tab/><text:tab/>- Mista</text:p>
      <text:p text:style-name="P19"><text:tab/><text:tab/>- Outra</text:p>
      <text:p text:style-name="P19"/>
      <text:p>- campo <text:span text:style-name="T25">“</text:span>Proteção Existente<text:span text:style-name="T25">”</text:span>: <text:span text:style-name="T13">Campo em ordem alfabética, auto</text:span><text:span text:style-name="T3">- <text:tab/> <text:tab/>completável,</text:span><text:span text:style-name="T13"> com a lista apresentada a seguir:</text:span></text:p>
      <text:p><text:span text:style-name="T24"><text:tab/> <text:tab/>-</text:span><text:span text:style-name="T20">Patrimônio Mundial</text:span></text:p>
      <text:p><text:tab/><text:tab/>-Federal/ Individual </text:p>
      <text:p><text:tab/><text:tab/>-Federal/ Conjunto</text:p>
      <text:p><text:tab/><text:tab/><text:tab/>-Estadual/ Individual </text:p>
      <text:p><text:tab/><text:tab/><text:tab/>-Estadual/ Conjunto </text:p>
      <text:p><text:tab/><text:tab/><text:tab/>-Municipal/ Individual </text:p>
      <text:p><text:tab/><text:tab/><text:tab/>-Municipal/ Conjunto </text:p>
      <text:p><text:tab/><text:tab/><text:tab/>-Decreto Juridico </text:p>
      <text:p><text:tab/><text:tab/><text:tab/>-Entorno de Bem Protegido </text:p>
      <text:p><text:tab/><text:tab/><text:tab/>-Nenhuma </text:p>
      <text:p/>
      <text:p><text:tab/><text:tab/>-campo “Tipo/ Legislação Incidente”: Campo Editável</text:p>
      <text:p/>
      <text:p text:style-name="P19">-campo <text:span text:style-name="T20">“Imagens</text:span><text:span text:style-name="T19">” </text:span><text:span text:style-name="T20">: </text:span></text:p>
      <text:p text:style-name="P22"><text:tab/><text:tab/>-campo para buscar arquivos de imagem para upload e botão para <text:tab/><text:tab/> <text:tab/>busca. </text:p>
      <text:p text:style-name="P19"><text:span text:style-name="T20"><text:tab/><text:tab/>-link “Adicionar nova Imagem</text:span><text:span text:style-name="T19">” caso o usuário queira fazer upload <text:tab/><text:tab/>de mais de uma imagem.</text:span></text:p>
      <text:p text:style-name="P21"><text:tab/><text:tab/>- opção para deletar imagem.</text:p>
      <text:p text:style-name="P21"/>
      <text:p text:style-name="P20"><text:span text:style-name="T23">- campo </text:span><text:span text:style-name="T22">“Síntese Histórica</text:span><text:span text:style-name="T23">” Campo Editável para </text:span><text:span text:style-name="T21">Incluir dados sobre a formação da Fazenda, principais atividades econômicas, dados de compra e venda, dados de formação, da ocupação humana e da situação das terras, anteriores à sua formação.</text:span><text:span text:style-name="T18"> </text:span></text:p>
      <text:p text:style-name="P23"/>
      <text:p text:style-name="P18"><text:tab/>- campo “Revisão” do tipo “checkbox”. Esse campo deve ser marcado caso seja necessária revisão para liberar a catalogação.</text:p>
      <text:list xml:id="list2063067084" text:continue-list="list1843546290" text:style-name="WW8Num7">
        <text:list-item>
          <text:list>
            <text:list-item>
              <text:list>
                <text:list-header>
                  <text:p text:style-name="P39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6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3"><text:soft-page-break/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3"><text:s/><text:tab/>3. O sistema valida o cadastramento e exibe a mensagem “Cadastro Concluído <text:tab/>com Sucesso”;</text:p>
                </text:list-header>
              </text:list>
              <text:p text:style-name="P31"><text:s/><text:tab/>4. O caso de uso é encerrado.</text:p>
            </text:list-item>
          </text:list>
        </text:list-item>
      </text:list>
      <text:p text:style-name="P10"/>
      <text:h text:style-name="Heading_20_1" text:outline-level="1">Fluxos Alternativos</text:h>
      <text:h text:style-name="P41" text:outline-level="2" text:is-list-header="true">Fluxo Alternativo 1</text:h>
      <text:p text:style-name="P6"><text:span text:style-name="T8"><text:tab/>Se no </text:span><text:span text:style-name="T7">Fluxo Básico</text:span><text:span text:style-name="T8"> a qualquer momento o usuário selecionar a opção “Cancelar” <text:tab/>o caso de uso termina.</text:span></text:p>
      <text:p text:style-name="P7"/>
      <text:list xml:id="list762183664" text:style-name="L2">
        <text:list-item>
          <text:list>
            <text:list-header>
              <text:h text:style-name="P42" text:outline-level="2">Fluxo Alternativo 2</text:h>
            </text:list-header>
          </text:list>
        </text:list-item>
      </text:list>
      <text:p text:style-name="P5"><text:tab/>Se no passo 2 do <text:span text:style-name="T15">Fluxo Básico</text:span><text:span text:style-name="T16"> </text:span><text:span text:style-name="T8">o Administrador clica em "Salvar” sem ter <text:tab/>preenchido </text:span><text:span text:style-name="Fonte_20_parág._20_padrão"><text:span text:style-name="T7">todos os campos obrigatórios, então:</text:span></text:span></text:p>
      <text:p text:style-name="P16"><text:s/>1. <text:s/>O sistema exibe a mensagem:</text:p>
      <text:p text:style-name="P17">a. “O campo &lt;nome do campo&gt; não foi preenchido”;</text:p>
      <text:list xml:id="list1617293170" text:style-name="L3">
        <text:list-item>
          <text:p text:style-name="P30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14">Fluxo Básico: Uma nova Instituição está cadastrada no sistema.</text:span></text:p>
      <text:p text:style-name="P13"><text:tab/>Fluxo Alternativo 1: <text:span text:style-name="T17">Não ocorre alteração na base de dados do sistema.</text:span></text:p>
      <text:p text:style-name="P13"><text:tab/>Fluxo Alternativo 2: O cadastro da Instituição está pendente.</text:p>
      <text:p text:style-name="P13"/>
      <text:h text:style-name="Heading_20_1" text:outline-level="1">Requisitos Especiais</text:h>
      <text:p text:style-name="P11"><text:tab/>- Segurança: Se o usuário logado no sistema não for um dos tipos existentes na <text:tab/><text:span text:style-name="T16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8-06T22:08:25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69</meta:editing-cycles>
    <meta:editing-duration>PT8H14M58S</meta:editing-duration>
    <meta:generator>LibreOffice/3.5$Linux_X86_64 LibreOffice_project/350m1$Build-2</meta:generator>
    <dc:date>2012-08-06T22:08:25</dc:date>
    <dc:creator>Thais </dc:creator>
    <meta:document-statistic meta:table-count="2" meta:image-count="1" meta:object-count="0" meta:page-count="3" meta:paragraph-count="76" meta:word-count="542" meta:character-count="3410" meta:non-whitespace-character-count="2986"/>
  </office:meta>
</office:document-meta>
</file>